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6cm"/>
    </style:style>
    <style:style style:name="pr1" style:family="presentation" style:parent-style-name="church_25_20service_25_20template_25_2011AU13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line-height="100%" fo:text-align="center" fo:text-indent="0cm"/>
      <style:text-properties fo:font-size="30pt"/>
    </style:style>
    <style:style style:name="P7" style:family="paragraph">
      <style:paragraph-properties fo:margin-left="0.318cm" fo:margin-right="0cm" fo:line-height="100%" fo:text-indent="0cm"/>
      <style:text-properties fo:font-size="30pt"/>
    </style:style>
    <style:style style:name="P8" style:family="paragraph">
      <style:paragraph-properties fo:margin-left="0cm" fo:margin-right="0cm" fo:line-height="100%" fo:text-indent="0cm"/>
      <style:text-properties fo:font-size="30p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ffffff" style:font-name="Arial1" fo:font-size="30pt" fo:text-shadow="1pt 1pt" style:text-underline-style="none" fo:font-weight="normal" style:font-size-asian="40pt" style:font-weight-asian="normal" style:font-size-complex="40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2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Arial1" fo:font-size="18pt" fo:text-shadow="1pt 1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color="#ffffff" style:font-name="Segoe UI2" fo:font-size="16pt" fo:text-shadow="1pt 1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fo:color="#000000" style:font-name="Segoe UI Semibold" fo:font-size="20pt" fo:text-shadow="none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urch_25_20service_25_20template_25_2011AU13" presentation:presentation-page-layout-name="AL1T0">
        <draw:frame draw:style-name="gr1" draw:text-style-name="P2" draw:layer="layout" svg:width="24.892cm" svg:height="3.81cm" svg:x="1.778cm" svg:y="0.508cm">
          <draw:text-box>
            <text:p text:style-name="P1"><text:span text:style-name="T1">HYMN #699</text:span></text:p>
            <text:p text:style-name="P1"><text:span text:style-name="T2">“</text:span><text:span text:style-name="T2">I Heard the Voice of Jesus S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hurch_25_20service_25_20template_25_2011AU13">
        <draw:frame draw:style-name="gr3" draw:text-style-name="P5" draw:layer="layout" svg:width="24.384cm" svg:height="7.011cm" svg:x="2.032cm" svg:y="0.762cm">
          <draw:text-box>
            <text:p text:style-name="P4"><text:span text:style-name="T3">1. </text:span><text:span text:style-name="T4">I heard the voice of Jesus say,</text:span><text:span text:style-name="T4"><text:line-break/></text:span><text:span text:style-name="T4">“Come unto Me and rest;</text:span><text:span text:style-name="T4"><text:line-break/></text:span><text:span text:style-name="T4">Lay down, thou weary one, lay down</text:span><text:span text:style-name="T4"><text:line-break/></text:span><text:span text:style-name="T4">Thy head upon My brea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church_25_20service_25_20template_25_2011AU13">
        <draw:frame draw:style-name="gr3" draw:text-style-name="P5" draw:layer="layout" svg:width="24.13cm" svg:height="7.011cm" svg:x="2.032cm" svg:y="0.564cm">
          <draw:text-box>
            <text:p text:style-name="P4"><text:span text:style-name="T4">I came to Jesus as I was,</text:span></text:p>
            <text:p text:style-name="P4"><text:span text:style-name="T4">So weary, worn, and sad;</text:span><text:span text:style-name="T4"><text:line-break/></text:span><text:span text:style-name="T4">I found in Him a resting place,</text:span><text:span text:style-name="T4"><text:line-break/></text:span><text:span text:style-name="T4">And He has made me gl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church_25_20service_25_20template_25_2011AU13">
        <draw:frame draw:style-name="gr3" draw:text-style-name="P5" draw:layer="layout" svg:width="24.638cm" svg:height="7.011cm" svg:x="1.863cm" svg:y="0.727cm">
          <draw:text-box>
            <text:p text:style-name="P4"><text:span text:style-name="T3">2. </text:span><text:span text:style-name="T4">I heard the voice of Jesus say,</text:span><text:span text:style-name="T4"><text:line-break/></text:span><text:span text:style-name="T4">“Behold, I freely give</text:span><text:span text:style-name="T4"><text:line-break/></text:span><text:span text:style-name="T4">The living water; thirsty one,</text:span><text:span text:style-name="T4"><text:line-break/></text:span><text:span text:style-name="T4">Stoop down and drink and liv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church_25_20service_25_20template_25_2011AU13">
        <draw:frame draw:style-name="gr4" draw:text-style-name="P5" draw:layer="layout" svg:width="25.4cm" svg:height="8.701cm" svg:x="1.524cm" svg:y="0.762cm">
          <draw:text-box>
            <text:p text:style-name="P4"><text:span text:style-name="T4">I came to Jesus, and I drank</text:span><text:span text:style-name="T4"><text:line-break/></text:span><text:span text:style-name="T4">Of that life-giving stream;</text:span><text:span text:style-name="T4"><text:line-break/></text:span><text:span text:style-name="T4">My thirst was quenched, my soul revived,</text:span><text:span text:style-name="T4"><text:line-break/></text:span><text:span text:style-name="T4">And now I live in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church_25_20service_25_20template_25_2011AU13">
        <draw:frame draw:style-name="gr5" draw:text-style-name="P5" draw:layer="layout" svg:width="24.13cm" svg:height="7.147cm" svg:x="2.032cm" svg:y="0.727cm">
          <draw:text-box>
            <text:p text:style-name="P4"><text:span text:style-name="T3">3. </text:span><text:span text:style-name="T4">I heard the voice of Jesus say,</text:span><text:span text:style-name="T4"><text:line-break/></text:span><text:span text:style-name="T4">“I am this dark world’s light.</text:span><text:span text:style-name="T4"><text:line-break/></text:span><text:span text:style-name="T4">Look unto Me; thy morn shall rise</text:span><text:span text:style-name="T4"><text:line-break/></text:span><text:span text:style-name="T4">And all thy day be brigh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church_25_20service_25_20template_25_2011AU13">
        <draw:frame draw:style-name="gr6" draw:text-style-name="P9" draw:layer="layout" svg:width="24.638cm" svg:height="13.096cm" svg:x="1.524cm" svg:y="0.867cm">
          <draw:text-box>
            <text:p text:style-name="P6"><text:span text:style-name="T4">I looked to Jesus, and I found</text:span><text:span text:style-name="T4"><text:line-break/></text:span><text:span text:style-name="T4">In Him my star, my sun;</text:span><text:span text:style-name="T4"><text:line-break/></text:span><text:span text:style-name="T4">And in that light of life I’ll walk</text:span><text:span text:style-name="T4"><text:line-break/></text:span><text:span text:style-name="T4">Till trav’ling days are done.</text:span></text:p>
            <text:p text:style-name="P7"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8"><text:span text:style-name="T7"><text:s text:c="9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ackground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5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6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4T10:13:06.871000000</meta:creation-date>
    <dc:date>2019-04-08T21:21:05.713000000</dc:date>
    <meta:editing-duration>PT58M58S</meta:editing-duration>
    <meta:editing-cycles>15</meta:editing-cycles>
    <meta:generator>LibreOffice/6.1.5.2$Windows_X86_64 LibreOffice_project/90f8dcf33c87b3705e78202e3df5142b201bd805</meta:generator>
    <meta:document-statistic meta:object-count="53"/>
  </office:meta>
</office:document-meta>
</file>